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1.377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6.765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"code": 200,</text:p>
            <text:p>  "data": {</text:p>
            <text:p>    "hashtag": [</text:p>
            <text:p>      {</text:p>
            <text:p>        "attachments": [],</text:p>
            <text:p>        "author": {</text:p>
            <text:p>          "following": false,</text:p>
            <text:p>          "gender": "",</text:p>
            <text:p>          "id": "5ef23ef571df31283d1baa08",</text:p>
            <text:p>          "language": "en/US",</text:p>
            <text:p>          "name": "Ashokkumar S",</text:p>
            <text:p>          "profile_image": "http://localhost:5000/profile/5ef23ef571df31283d1baa08",</text:p>
            <text:p>          "user_name": "ashok8182@gmail.com"</text:p>
            <text:p>        },</text:p>
            <text:p>        "collection": false,</text:p>
            <text:p>        "comments": [],</text:p>
            <text:p>        "created_on": "Fri, 24 Jul 2020 22:46:57 GMT",</text:p>
            <text:p>        "dislike": false,</text:p>
            <text:p>        "disliked_by": [],</text:p>
            <text:p>        "dislikes": 0,</text:p>
            <text:p>        "hashtags": [</text:p>
            <text:p>          "cute_boy",</text:p>
            <text:p>          "awe",</text:p>
            <text:p>          "pakka_mass",</text:p>
            <text:p>          "mass"</text:p>
            <text:p>        ],</text:p>
            <text:p>        "id": "5f1b24ac34e631b840e81447",</text:p>
            <text:p>        "liked": false,</text:p>
            <text:p>        "liked_by": [],</text:p>
            <text:p>        "likes": 0,</text:p>
            <text:p>        "location": [</text:p>
            <text:p>          79.15756836533544,</text:p>
            <text:p>          12.967574499430185</text:p>
            <text:p>        ],</text:p>
            <text:p>        "owner": false,</text:p>
            <text:p>        "post": "I am so cute boy #cute_boy #awe #pakka_mass #mass",</text:p>
            <text:p>        "privacy": "Public",</text:p>
            <text:p>        "shares": 0,</text:p>
            <text:p>        "topic": "Creating a post with hash tags",</text:p>
            <text:p>        "updated_on": "Wed, 05 Aug 2020 11:47:46 GMT"</text:p>
            <text:p>      }</text:p>
            <text:p>    ],</text:p>
            <text:p>    "user": []</text:p>
            <text:p>  },</text:p>
            <text:p>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   "code": 200,   "data": [{ </text:p>
            <text:p>"description": "admin_hari have added my post  to collection",</text:p>
            <text:p> "id": "5f1c36d4556cd2921f1293d3",       "user": {         "following": false,         "id": "5ef38c44531fe27876b53051",         "language": "en/US",         "name": "Hari Admin",         "profile_image": "",         "user_name": "admin_hari"       }     },     {       "description": "admin_hari have added my post  to collection",       "id": "5f1c39cfe0162c2fe92500ee",       "user": {         "following": false,         "id": "5ef38c44531fe27876b53051",         "language": "en/US",         "name": "Hari Admin",         "profile_image": "",         "user_name": "admin_hari"       }     },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Update Profile</text:p>
          </table:table-cell>
          <table:table-cell table:style-name="ce7" office:value-type="string" calcext:value-type="string">
            <text:p>profile/upda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</text:p>
            <text:p>    "first_name":"joyaltest",</text:p>
            <text:p>    "last_name" :"babytest",</text:p>
            <text:p>    "phone":"02444230",</text:p>
            <text:p>    "email":"joyaltest@test.com",</text:p>
            <text:p>    "gender":"Male"</text:p>
            <text:p>}</text:p>
          </table:table-cell>
          <table:table-cell table:style-name="ce12" office:value-type="string" calcext:value-type="string">
            <text:p>{  "code": 200,  "following": false,  "id": "5f230e7bfe2d549df6270997",  "language": "en/US",  "name": "joyaltest babytest",  "profile_image": "",  "status": "Success",  "user_name": "joyalbaby2011"} </text:p>
          </table:table-cell>
          <table:table-cell table:number-columns-repeated="59"/>
        </table:table-row>
        <table:table-row table:style-name="ro13">
          <table:table-cell office:value-type="string" calcext:value-type="string">
            <text:p>View Profile</text:p>
          </table:table-cell>
          <table:table-cell office:value-type="string" calcext:value-type="string">
            <text:p>profile/view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"user_id":"5ef23ef571df31283d1baa08"} </text:p>
          </table:table-cell>
          <table:table-cell table:style-name="ce12" office:value-type="string" calcext:value-type="string">
            <text:p>{  "code": 200,  "edit": true,  "email": "joyaltest@test.com",  "first_name": "joyaltest",  "following": false,  "gender": "Male",  "id": "5f230e7bfe2d549df6270997",  "language": "en/US",  "last_name": "babytest",  "name": "joyaltest babytest",  "phone": "02444230",  "profile_image": "",  "status": "Success",  "user_name": "joyalbaby2011"} </text:p>
          </table:table-cell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5:23:10.8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8-08T15:23:34.371000000</dc:date>
    <meta:editing-duration>PT8H16M29S</meta:editing-duration>
    <meta:editing-cycles>37</meta:editing-cycles>
    <meta:generator>LibreOffice/6.4.5.2$Windows_X86_64 LibreOffice_project/a726b36747cf2001e06b58ad5db1aa3a9a1872d6</meta:generator>
    <meta:document-statistic meta:table-count="1" meta:cell-count="191" meta:object-count="0"/>
  </office:meta>
</office:document-meta>
</file>